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ChangeLogParser.processPath( final String l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vnChangeLogParser.processLine( final String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vnChangeLogParser.processEntryStart( final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vnChangeLogParser.getEntrySetA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ChangeLogParser.processRevision( final String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vnChangeLog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vnChangeLogParser.processMessage( final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vnChangeLogParser.sav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vnChangeLogParser.parseDate( final String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